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fo:font-weight="bold" officeooo:rsid="001d219a" officeooo:paragraph-rsid="001d219a" style:font-weight-asian="bold" style:font-weight-complex="bold"/>
    </style:style>
    <style:style style:name="P2" style:family="paragraph" style:parent-style-name="Standard">
      <style:paragraph-properties fo:line-height="200%"/>
      <style:text-properties fo:font-weight="normal" officeooo:rsid="001d219a" officeooo:paragraph-rsid="001d219a" style:font-weight-asian="normal" style:font-weight-complex="normal"/>
    </style:style>
    <style:style style:name="P3" style:family="paragraph" style:parent-style-name="Standard">
      <style:paragraph-properties fo:line-height="100%"/>
      <style:text-properties fo:font-weight="normal" officeooo:rsid="001d219a" officeooo:paragraph-rsid="001d219a" style:font-weight-asian="normal" style:font-weight-complex="normal"/>
    </style:style>
    <style:style style:name="P4" style:family="paragraph" style:parent-style-name="Standard">
      <style:paragraph-properties fo:line-height="100%"/>
      <style:text-properties fo:font-weight="normal" officeooo:rsid="001e455f" officeooo:paragraph-rsid="001e455f" style:font-weight-asian="normal" style:font-weight-complex="normal"/>
    </style:style>
    <style:style style:name="P5" style:family="paragraph" style:parent-style-name="Standard">
      <style:paragraph-properties fo:line-height="100%"/>
      <style:text-properties fo:font-weight="normal" officeooo:rsid="001f9516" officeooo:paragraph-rsid="001f9516" style:font-weight-asian="normal" style:font-weight-complex="normal"/>
    </style:style>
    <style:style style:name="P6" style:family="paragraph" style:parent-style-name="Standard">
      <style:paragraph-properties fo:line-height="100%"/>
      <style:text-properties fo:font-weight="normal" officeooo:rsid="001f9516" officeooo:paragraph-rsid="0026e36e" style:font-weight-asian="normal" style:font-weight-complex="normal"/>
    </style:style>
    <style:style style:name="P7" style:family="paragraph" style:parent-style-name="Standard">
      <style:paragraph-properties fo:line-height="100%"/>
      <style:text-properties fo:font-weight="normal" officeooo:rsid="00219b5d" officeooo:paragraph-rsid="00219b5d" style:font-weight-asian="normal" style:font-weight-complex="normal"/>
    </style:style>
    <style:style style:name="T1" style:family="text">
      <style:text-properties officeooo:rsid="001f9516"/>
    </style:style>
    <style:style style:name="T2" style:family="text">
      <style:text-properties officeooo:rsid="002181db"/>
    </style:style>
    <style:style style:name="T3" style:family="text">
      <style:text-properties officeooo:rsid="00219b5d"/>
    </style:style>
    <style:style style:name="T4" style:family="text">
      <style:text-properties fo:font-weight="bold" officeooo:rsid="001d219a" style:font-weight-asian="bold" style:font-weight-complex="bold"/>
    </style:style>
    <style:style style:name="T5" style:family="text">
      <style:text-properties officeooo:rsid="002564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cks for Solving Problems</text:p>
      <text:p text:style-name="P2"><text:tab/><text:span text:style-name="T2">A problem that can be solved by the use of the Stack abstract data type is when reversing a data set. <text:s/>This is useful because in this data type, it is only necessary to push data on to the Stack and then to reverse it, it only needs to be popped off. <text:s/>The user of the Stack ADT does not have to use an iterator or worry about the validity of the reversed list, because it is only possible for it to be in reverse order since the Stack is a LIFO type of structure. <text:s/></text:span></text:p>
      <text:p text:style-name="P2"><text:tab/><text:span text:style-name="T5">Another application for using this stack could be when swapping values. <text:s/>To swap values, both values could be pushed on to the stack and then popped off, and then popped back on in the opposite order. <text:s/>This could be useful because you would not reassign the values or directly, you would reassign values by setting the variable equal to the value popped off, instead of the name of the other object.</text:span></text:p>
      <text:p text:style-name="P1">Output from StackMachine.java</text:p>
      <text:p text:style-name="P4">RUN 1: </text:p>
      <text:p text:style-name="P4">guillaumes@aldenv128:~/repos/cs112S2015/cs112S2015-guillaumes2/labs/lab8$ javatackMachine</text:p>
      <text:p text:style-name="P4">Enter inputs to the Stack one at a time.</text:p>
      <text:p text:style-name="P4">1</text:p>
      <text:p text:style-name="P4">2</text:p>
      <text:p text:style-name="P4">3</text:p>
      <text:p text:style-name="P4">4</text:p>
      <text:p text:style-name="P4">5</text:p>
      <text:p text:style-name="P4">+</text:p>
      <text:p text:style-name="P4">e</text:p>
      <text:p text:style-name="P4">d</text:p>
      <text:p text:style-name="P4">9</text:p>
      <text:p text:style-name="P4">3</text:p>
      <text:p text:style-name="P4">2</text:p>
      <text:p text:style-name="P4">1</text:p>
      <text:p text:style-name="P4"/>
      <text:p text:style-name="P4">RUN 2: </text:p>
      <text:p text:style-name="P5">guillaumes@aldenv128:~/repos/cs112S2015/cs112S2015-guillaumes2/labs/lab8$ java StackMachine</text:p>
      <text:p text:style-name="P5">Enter inputs to the Stack one at a time.</text:p>
      <text:p text:style-name="P5">24</text:p>
      <text:p text:style-name="P5">22</text:p>
      <text:p text:style-name="P5">21</text:p>
      <text:p text:style-name="P5">x</text:p>
      <text:p text:style-name="P5">guillaumes@aldenv128:~/repos/cs112S2015/cs112S2015-guillaumes2/labs/lab8$ </text:p>
      <text:p text:style-name="P4"/>
      <text:p text:style-name="P4"/>
      <text:p text:style-name="P4"/>
      <text:p text:style-name="P4"><text:soft-page-break/>RUN 3: </text:p>
      <text:p text:style-name="P5">guillaumes@aldenv128:~/repos/cs112S2015/cs112S2015-guillaumes2/labs/lab8$ java StackMachine</text:p>
      <text:p text:style-name="P5">Enter inputs to the Stack one at a time.</text:p>
      <text:p text:style-name="P5">11</text:p>
      <text:p text:style-name="P5">99</text:p>
      <text:p text:style-name="P5">s</text:p>
      <text:p text:style-name="P5">e</text:p>
      <text:p text:style-name="P5">d</text:p>
      <text:p text:style-name="P5">11</text:p>
      <text:p text:style-name="P5">99</text:p>
      <text:p text:style-name="P4">RUN 4:</text:p>
      <text:p text:style-name="P5">guillaumes@aldenv128:~/repos/cs112S2015/cs112S2015-guillaumes2/labs/lab8$ java StackMachine</text:p>
      <text:p text:style-name="P5">Enter inputs to the Stack one at a time.</text:p>
      <text:p text:style-name="P5">8</text:p>
      <text:p text:style-name="P5">7</text:p>
      <text:p text:style-name="P5">6</text:p>
      <text:p text:style-name="P5">e</text:p>
      <text:p text:style-name="P5">d</text:p>
      <text:p text:style-name="P5">6</text:p>
      <text:p text:style-name="P5">7</text:p>
      <text:p text:style-name="P5">8</text:p>
      <text:p text:style-name="P4"/>
      <text:p text:style-name="P4">RUN 5: </text:p>
      <text:p text:style-name="P5">guillaumes@aldenv128:~/repos/cs112S2015/cs112S2015-guillaumes2/labs/lab8$ java StackMachine</text:p>
      <text:p text:style-name="P5">Enter inputs to the Stack one at a time.</text:p>
      <text:p text:style-name="P5">8</text:p>
      <text:p text:style-name="P5">7</text:p>
      <text:p text:style-name="P5">6</text:p>
      <text:p text:style-name="P5">+</text:p>
      <text:p text:style-name="P5">3</text:p>
      <text:p text:style-name="P5">e</text:p>
      <text:p text:style-name="P5">d</text:p>
      <text:p text:style-name="P5">3</text:p>
      <text:p text:style-name="P5">+</text:p>
      <text:p text:style-name="P5">6</text:p>
      <text:p text:style-name="P5">7</text:p>
      <text:p text:style-name="P5">8</text:p>
      <text:p text:style-name="P6"></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span text:style-name="T4">Report</text:span></text:p>
      <text:p text:style-name="P3"><text:tab/><text:span text:style-name="T3">The methods of the Stack Class include: </text:span></text:p>
      <text:p text:style-name="P7">empty()</text:p>
      <text:p text:style-name="P7"><text:tab/>input: none</text:p>
      <text:p text:style-name="P7"><text:tab/>output: true if stack is empty, false otherwise</text:p>
      <text:p text:style-name="P7"><text:tab/>behavior: tests if stack is empty</text:p>
      <text:p text:style-name="P7">peek()</text:p>
      <text:p text:style-name="P7"><text:tab/>input: none</text:p>
      <text:p text:style-name="P7"><text:tab/>output: the object at the top of the stack</text:p>
      <text:p text:style-name="P7"><text:tab/>behavior: looks at the object at the top of the stack without removing it from the stack</text:p>
      <text:p text:style-name="P7">pop()</text:p>
      <text:p text:style-name="P7"><text:tab/>input: none</text:p>
      <text:p text:style-name="P7"><text:tab/>output: the object at the top of the stack</text:p>
      <text:p text:style-name="P7"><text:tab/>behavior: removes the object at the top of the stack and returns that value</text:p>
      <text:p text:style-name="P7">push(E item)</text:p>
      <text:p text:style-name="P7"><text:tab/>input: takes in an item as a parameter</text:p>
      <text:p text:style-name="P7"><text:tab/>output: none</text:p>
      <text:p text:style-name="P7"><text:tab/>behavior: pushes the item to the top of the stack</text:p>
      <text:p text:style-name="P7">search(Object o)</text:p>
      <text:p text:style-name="P7"><text:tab/>input: takes in as a parameter the object being searched for</text:p>
      <text:p text:style-name="P7"><text:tab/>output: returns the position of the object in the stack</text:p>
      <text:p text:style-name="P7"><text:tab/>behavior: searches the stack for the occurrence of the object highest up in the stack</text:p>
      <text:p text:style-name="P1">Commentary on Challenges</text:p>
      <text:p text:style-name="P2"><text:tab/>During this lab I initially had difficulty deciding on what would be the best structure for the StackMachine.java program. <text:s/>I decided that nesting the “s” and “+” inside the “e” if/else statement was the best way to organize the program logically. <text:s/>The most difficult part of this lab was implementing the “+” operation. <text:s/>I tried many different ways of popping the next two Objects off the stack and then casting them as Integers or ints in order to perform the “+” operation. <text:s/>This <text:span text:style-name="T1">was resolved by using the Integer.parseInt() method to turn the String into an int. <text:s/>Then it was necessary to turn the product of the + operation back into a String, to do this I used the Integer.toString() method and pushed it back onto the Stack.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14:21:49.560362792</meta:creation-date>
    <dc:date>2015-04-02T15:54:09.857180836</dc:date>
    <meta:editing-duration>PT16M8S</meta:editing-duration>
    <meta:editing-cycles>4</meta:editing-cycles>
    <meta:generator>LibreOffice/4.2.7.2$Linux_X86_64 LibreOffice_project/420m0$Build-2</meta:generator>
    <meta:document-statistic meta:table-count="0" meta:image-count="0" meta:object-count="0" meta:page-count="3" meta:paragraph-count="88" meta:word-count="557" meta:character-count="3313" meta:non-whitespace-character-count="2750"/>
  </office:meta>
</office:document-meta>
</file>